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1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1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0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1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1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1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1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2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1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1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1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1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0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1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1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18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0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0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2471" calcext:value-type="float">
            <text:p>12.912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5016774194" calcext:value-type="float">
            <text:p>12.801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11891612903" calcext:value-type="float">
            <text:p>12.9311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49016" calcext:value-type="float">
            <text:p>13.00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94336774194" calcext:value-type="float">
            <text:p>13.0194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464" calcext:value-type="float">
            <text:p>12.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47228387097" calcext:value-type="float">
            <text:p>13.0347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2423225806" calcext:value-type="float">
            <text:p>12.9632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7824" calcext:value-type="float">
            <text:p>12.91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2580645161" calcext:value-type="float">
            <text:p>12.88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2744" calcext:value-type="float">
            <text:p>12.9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62670967742" calcext:value-type="float">
            <text:p>13.026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90135172414" calcext:value-type="float">
            <text:p>13.04901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9852903226" calcext:value-type="float">
            <text:p>13.1189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90255483871" calcext:value-type="float">
            <text:p>13.269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2176" calcext:value-type="float">
            <text:p>13.3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61855483871" calcext:value-type="float">
            <text:p>13.406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404" calcext:value-type="float">
            <text:p>13.39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62841290323" calcext:value-type="float">
            <text:p>13.2362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0090322581" calcext:value-type="float">
            <text:p>13.100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14496" calcext:value-type="float">
            <text:p>13.07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17558709677" calcext:value-type="float">
            <text:p>12.9917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7448" calcext:value-type="float">
            <text:p>13.04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9169032258" calcext:value-type="float">
            <text:p>13.2109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68405714286" calcext:value-type="float">
            <text:p>13.2568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4686451613" calcext:value-type="float">
            <text:p>13.2254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69608" calcext:value-type="float">
            <text:p>13.3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1917419355" calcext:value-type="float">
            <text:p>13.517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90584" calcext:value-type="float">
            <text:p>13.59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29290322581" calcext:value-type="float">
            <text:p>13.602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52744516129" calcext:value-type="float">
            <text:p>13.5152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59296" calcext:value-type="float">
            <text:p>13.3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44392258065" calcext:value-type="float">
            <text:p>13.1744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0332" calcext:value-type="float">
            <text:p>13.0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76965714286" calcext:value-type="float">
            <text:p>13.2476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18998709677" calcext:value-type="float">
            <text:p>13.3818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9796129032" calcext:value-type="float">
            <text:p>13.4299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13648" calcext:value-type="float">
            <text:p>13.5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08672258064" calcext:value-type="float">
            <text:p>13.55086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2992" calcext:value-type="float">
            <text:p>13.3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0637419355" calcext:value-type="float">
            <text:p>13.2550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42425806452" calcext:value-type="float">
            <text:p>13.174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33672" calcext:value-type="float">
            <text:p>13.1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27620645161" calcext:value-type="float">
            <text:p>13.1027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8408" calcext:value-type="float">
            <text:p>13.05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14722580645" calcext:value-type="float">
            <text:p>13.131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66277142857" calcext:value-type="float">
            <text:p>13.18662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93523870968" calcext:value-type="float">
            <text:p>13.2293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7108" calcext:value-type="float">
            <text:p>13.43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068387097" calcext:value-type="float">
            <text:p>13.4020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95288" calcext:value-type="float">
            <text:p>13.3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62609032258" calcext:value-type="float">
            <text:p>13.2962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45923870968" calcext:value-type="float">
            <text:p>13.2445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7584" calcext:value-type="float">
            <text:p>13.10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30975483871" calcext:value-type="float">
            <text:p>13.083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53256" calcext:value-type="float">
            <text:p>13.0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57884444444" calcext:value-type="float">
            <text:p>13.09578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180932219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34" meta:object-count="0"/>
    <meta:user-defined meta:name="AppVersion">3.0</meta:user-defined>
  </office:meta>
</office:document-meta>
</file>